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Bodoni MT Black" svg:font-family="'Bodoni MT Black'"/>
    <style:font-face style:name="Bodoni MT Black1" svg:font-family="'Bodoni MT Black'" style:font-pitch="variable"/>
    <style:font-face style:name="Calibri" svg:font-family="Calibri"/>
    <style:font-face style:name="Calibri1" svg:font-family="Calibri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e74b5"/>
    </style:style>
    <style:style style:name="gr2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3.12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2.6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8.3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52cm" svg:stroke-color="#4472c4" draw:stroke-linejoin="round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textarea-horizontal-align="justify" draw:textarea-vertical-align="middle" draw:auto-grow-height="false" fo:min-height="0.53cm" fo:min-width="4.51cm"/>
      <style:paragraph-properties style:writing-mode="lr-tb"/>
    </style:style>
    <style:style style:name="gr13" style:family="graphic" style:parent-style-name="objectwithoutfill">
      <style:graphic-properties draw:marker-end="Puntas_20_de_20_flecha_20_1" draw:marker-end-width="0.3cm" draw:fill="none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5.09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3cm" fo:min-width="4.094cm"/>
      <style:paragraph-properties style:writing-mode="lr-tb"/>
    </style:style>
    <style:style style:name="gr16" style:family="graphic" style:parent-style-name="objectwithoutfill">
      <style:graphic-properties draw:marker-end="Puntas_20_de_20_flecha_20_2" draw:marker-end-width="0.3cm" draw:fill="none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11.25cm"/>
      <style:paragraph-properties style:writing-mode="lr-tb"/>
    </style:style>
    <style:style style:name="gr18" style:family="graphic" style:parent-style-name="objectwithoutfill">
      <style:graphic-properties draw:marker-end="Puntas_20_de_20_flecha_20_3" draw:marker-end-width="0.3cm" draw:fill="none" draw:textarea-horizontal-align="center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313cm" fo:min-width="11.25cm"/>
      <style:paragraph-properties style:writing-mode="lr-tb"/>
    </style:style>
    <style:style style:name="gr20" style:family="graphic" style:parent-style-name="objectwithoutfill">
      <style:graphic-properties draw:marker-end="Puntas_20_de_20_flecha_20_4" draw:marker-end-width="0.3cm" draw:fill="none" draw:textarea-horizontal-align="center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751cm" fo:min-width="11.5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6.4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2e74b5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style:font-name="Courier New2"/>
    </style:style>
    <style:style style:name="P16" style:family="paragraph">
      <loext:graphic-properties draw:fill="none" draw:fill-color="#ffffff"/>
      <style:text-properties style:font-name="Courier New2"/>
    </style:style>
    <style:style style:name="T1" style:family="text">
      <style:text-properties fo:color="#ffd966" loext:opacity="100%" style:font-name="Calibri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2" style:family="text">
      <style:text-properties fo:color="#4472c4" loext:opacity="100%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3" style:family="text">
      <style:text-properties fo:color="#4472c4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5" style:family="text">
      <style:text-properties fo:color="#ff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6" style:family="text">
      <style:text-properties fo:color="#385623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7" style:family="text">
      <style:text-properties fo:color="#2f5496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8" style:family="text">
      <style:text-properties fo:color="#ffc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9" style:family="text">
      <style:text-properties fo:color="#16f50b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10" style:family="text">
      <style:text-properties fo:color="#000000" loext:opacity="100%" style:font-name="Liberation Serif2" fo:font-size="14pt" fo:font-weight="normal" style:font-name-asian="Liberation Serif2" style:font-size-asian="14pt" style:font-weight-asian="normal" style:font-name-complex="Liberation Serif2" style:font-size-complex="14pt" style:font-weight-complex="normal"/>
    </style:style>
    <style:style style:name="T11" style:family="text">
      <style:text-properties fo:color="#000000" loext:opacity="100%" style:font-name="Bodoni MT Black" fo:font-size="12pt" fo:font-weight="normal" style:font-name-asian="Bodoni MT Black" style:font-size-asian="12pt" style:font-weight-asian="normal" style:font-name-complex="Bodoni MT Black" style:font-size-complex="12pt" style:font-weight-complex="normal"/>
    </style:style>
    <style:style style:name="T12" style:family="text">
      <style:text-properties fo:color="#000000" loext:opacity="100%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212529" loext:opacity="100%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 loext:opacity="100%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5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loext:opacity="100%" style:font-name="Courier New1" fo:font-size="10.5pt" fo:font-weight="normal" style:font-name-asian="Courier New1" style:font-size-asian="10.5pt" style:font-weight-asian="normal" style:font-name-complex="Courier New1" style:font-size-complex="10.5pt" style:font-weight-complex="normal"/>
    </style:style>
    <style:style style:name="T19" style:family="text">
      <style:text-properties fo:color="#000000" loext:opacity="100%" style:font-name="Courier New1" fo:font-size="8pt" fo:font-weight="normal" style:font-name-asian="Courier New1" style:font-size-asian="8pt" style:font-weight-asian="normal" style:font-name-complex="Courier New1" style:font-size-complex="8pt" style:font-weight-complex="normal"/>
    </style:style>
    <style:style style:name="T20" style:family="text">
      <style:text-properties style:font-name="Courier New2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1.733cm" svg:x="0.01cm" svg:y="0cm" svg:viewBox="0 0 20991 1734" draw:points="0,1734 20991,1734 20991,0 0,0">
          <text:p/>
        </draw:polygon>
        <draw:polygon draw:style-name="gr1" draw:text-style-name="P1" draw:layer="layout" svg:width="20.99cm" svg:height="1.733cm" svg:x="0.01cm" svg:y="0cm" svg:viewBox="0 0 20991 1734" draw:points="0,1734 20991,1734 20991,0 0,0">
          <text:p/>
        </draw:polygon>
        <draw:line draw:style-name="gr2" draw:text-style-name="P2" draw:layer="layout" svg:x1="0.001cm" svg:y1="0.008cm" svg:x2="21.009cm" svg:y2="0.008cm">
          <text:p/>
        </draw:line>
        <draw:line draw:style-name="gr2" draw:text-style-name="P2" draw:layer="layout" svg:x1="0.001cm" svg:y1="1.744cm" svg:x2="21.009cm" svg:y2="1.744cm">
          <text:p/>
        </draw:line>
        <draw:line draw:style-name="gr2" draw:text-style-name="P2" draw:layer="layout" svg:x1="0.01cm" svg:y1="0cm" svg:x2="0.01cm" svg:y2="1.753cm">
          <text:p/>
        </draw:line>
        <draw:line draw:style-name="gr2" draw:text-style-name="P2" draw:layer="layout" svg:x1="21cm" svg:y1="0cm" svg:x2="21cm" svg:y2="1.753cm">
          <text:p/>
        </draw:line>
        <draw:frame draw:style-name="gr3" draw:text-style-name="P4" draw:layer="layout" svg:width="10.518cm" svg:height="0.848cm" svg:x="1.012cm" svg:y="0.545cm">
          <draw:text-box>
            <text:p text:style-name="P3"><text:span text:style-name="T1">Desenvolvemento de software</text:span></text:p>
          </draw:text-box>
        </draw:frame>
        <draw:frame draw:style-name="gr4" draw:text-style-name="P5" draw:layer="layout" svg:width="0.387cm" svg:height="0.433cm" svg:x="2.254cm" svg:y="2.903cm">
          <draw:text-box>
            <text:p text:style-name="P3"><text:span text:style-name="T2">1.</text:span></text:p>
          </draw:text-box>
        </draw:frame>
        <draw:frame draw:style-name="gr5" draw:text-style-name="P6" draw:layer="layout" svg:width="9.087cm" svg:height="0.556cm" svg:x="2.889cm" svg:y="2.807cm">
          <draw:text-box>
            <text:p text:style-name="P3"><text:span text:style-name="T3">&lt;Tarefa de algoritmos e pseudocódigo</text:span></text:p>
          </draw:text-box>
        </draw:frame>
        <draw:frame draw:style-name="gr6" draw:text-style-name="P7" draw:layer="layout" svg:width="12.444cm" svg:height="0.471cm" svg:x="2.254cm" svg:y="3.782cm">
          <draw:text-box>
            <text:p text:style-name="P3"><text:span text:style-name="T4">Entregar un arquivo en formato pdf, o nome do arquivo seguirá o patrón: </text:span></text:p>
          </draw:text-box>
        </draw:frame>
        <draw:frame draw:style-name="gr6" draw:text-style-name="P7" draw:layer="layout" svg:width="5.828cm" svg:height="0.471cm" svg:x="3.524cm" svg:y="4.59cm">
          <draw:text-box>
            <text:p text:style-name="P3"><text:span text:style-name="T5">Unidade</text:span><text:span text:style-name="T4">-</text:span><text:span text:style-name="T6">tarefa</text:span><text:span text:style-name="T4">-</text:span><text:span text:style-name="T7">apelido1</text:span><text:span text:style-name="T4">-</text:span><text:span text:style-name="T8">nome</text:span><text:span text:style-name="T4">.</text:span><text:span text:style-name="T9">ext</text:span></text:p>
          </draw:text-box>
        </draw:frame>
        <draw:frame draw:style-name="gr6" draw:text-style-name="P7" draw:layer="layout" svg:width="3.507cm" svg:height="0.471cm" svg:x="11.144cm" svg:y="4.59cm">
          <draw:text-box>
            <text:p text:style-name="P3"><text:span text:style-name="T4">(1-01-canal-luis.pdf)</text:span></text:p>
          </draw:text-box>
        </draw:frame>
        <draw:frame draw:style-name="gr5" draw:text-style-name="P6" draw:layer="layout" svg:width="0.493cm" svg:height="0.547cm" svg:x="2.374cm" svg:y="6.393cm">
          <draw:text-box>
            <text:p text:style-name="P3"><text:span text:style-name="T10">1.</text:span></text:p>
          </draw:text-box>
        </draw:frame>
        <draw:frame draw:style-name="gr6" draw:text-style-name="P7" draw:layer="layout" svg:width="16.69cm" svg:height="0.471cm" svg:x="3.004cm" svg:y="6.456cm">
          <draw:text-box>
            <text:p text:style-name="P3"><text:span text:style-name="T4">Algoritmo que lea tres números distintos e nos diga cal de eles é o menor (recorda usar la estrutura</text:span></text:p>
          </draw:text-box>
        </draw:frame>
        <draw:frame draw:style-name="gr6" draw:text-style-name="P7" draw:layer="layout" svg:width="2.081cm" svg:height="0.471cm" svg:x="3.004cm" svg:y="6.957cm">
          <draw:text-box>
            <text:p text:style-name="P3"><text:span text:style-name="T4">condicional </text:span></text:p>
          </draw:text-box>
        </draw:frame>
        <draw:frame draw:style-name="gr6" draw:text-style-name="P7" draw:layer="layout" svg:width="0.422cm" svg:height="0.496cm" svg:x="5.085cm" svg:y="6.946cm">
          <draw:text-box>
            <text:p text:style-name="P3"><text:span text:style-name="T11">Si</text:span></text:p>
          </draw:text-box>
        </draw:frame>
        <draw:frame draw:style-name="gr6" draw:text-style-name="P7" draw:layer="layout" svg:width="2.839cm" svg:height="0.471cm" svg:x="5.5cm" svg:y="6.957cm">
          <draw:text-box>
            <text:p text:style-name="P3"><text:span text:style-name="T4"><text:s/></text:span><text:span text:style-name="T4">e os operadores </text:span></text:p>
          </draw:text-box>
        </draw:frame>
        <draw:frame draw:style-name="gr6" draw:text-style-name="P7" draw:layer="layout" svg:width="1.446cm" svg:height="0.496cm" svg:x="8.345cm" svg:y="6.946cm">
          <draw:text-box>
            <text:p text:style-name="P3"><text:span text:style-name="T11">lóxicos</text:span></text:p>
          </draw:text-box>
        </draw:frame>
        <draw:frame draw:style-name="gr6" draw:text-style-name="P7" draw:layer="layout" svg:width="0.422cm" svg:height="0.471cm" svg:x="9.795cm" svg:y="6.957cm">
          <draw:text-box>
            <text:p text:style-name="P3"><text:span text:style-name="T4">).</text:span></text:p>
          </draw:text-box>
        </draw:frame>
        <draw:frame draw:style-name="gr6" draw:text-style-name="P7" draw:layer="layout" svg:width="0.422cm" svg:height="0.471cm" svg:x="2.374cm" svg:y="7.881cm">
          <draw:text-box>
            <text:p text:style-name="P3"><text:span text:style-name="T4">2.</text:span></text:p>
          </draw:text-box>
        </draw:frame>
        <draw:frame draw:style-name="gr6" draw:text-style-name="P7" draw:layer="layout" svg:width="16.533cm" svg:height="0.471cm" svg:x="3.004cm" svg:y="7.881cm">
          <draw:text-box>
            <text:p text:style-name="P3"><text:span text:style-name="T4">O profesor de DS desexa saber que porcentaxe de mozos e que porcentaxe de mozas hai no curso </text:span></text:p>
          </draw:text-box>
        </draw:frame>
        <draw:frame draw:style-name="gr6" draw:text-style-name="P7" draw:layer="layout" svg:width="10.924cm" svg:height="0.471cm" svg:x="3.004cm" svg:y="8.368cm">
          <draw:text-box>
            <text:p text:style-name="P3"><text:span text:style-name="T4">actual. Deseñar o organigrama e o algoritmo para este propósito.</text:span></text:p>
          </draw:text-box>
        </draw:frame>
        <draw:frame draw:style-name="gr6" draw:text-style-name="P7" draw:layer="layout" svg:width="0.422cm" svg:height="0.471cm" svg:x="2.374cm" svg:y="9.278cm">
          <draw:text-box>
            <text:p text:style-name="P3"><text:span text:style-name="T4">3.</text:span></text:p>
          </draw:text-box>
        </draw:frame>
        <draw:frame draw:style-name="gr6" draw:text-style-name="P7" draw:layer="layout" svg:width="16.343cm" svg:height="0.471cm" svg:x="3.004cm" svg:y="9.278cm">
          <draw:text-box>
            <text:p text:style-name="P3"><text:span text:style-name="T4">Realizar un algoritmo que dado un número enteiro, visualice en pantalla si é par ou impar. Se se </text:span></text:p>
          </draw:text-box>
        </draw:frame>
        <draw:frame draw:style-name="gr6" draw:text-style-name="P7" draw:layer="layout" svg:width="9.252cm" svg:height="0.471cm" svg:x="3.004cm" svg:y="9.765cm">
          <draw:text-box>
            <text:p text:style-name="P3"><text:span text:style-name="T4">teclea un cero, volverase a pedir o número por teclado.</text:span></text:p>
          </draw:text-box>
        </draw:frame>
        <draw:frame draw:style-name="gr6" draw:text-style-name="P7" draw:layer="layout" svg:width="17.219cm" svg:height="0.471cm" svg:x="2.374cm" svg:y="11.586cm">
          <draw:text-box>
            <text:p text:style-name="P3"><text:span text:style-name="T4">1. Algoritmo que lea tres números distintos e nos diga cal de eles é o menor (recorda usar la estrutura </text:span></text:p>
          </draw:text-box>
        </draw:frame>
        <draw:frame draw:style-name="gr6" draw:text-style-name="P7" draw:layer="layout" svg:width="2.081cm" svg:height="0.471cm" svg:x="2.374cm" svg:y="12.072cm">
          <draw:text-box>
            <text:p text:style-name="P3"><text:span text:style-name="T4">condicional </text:span></text:p>
          </draw:text-box>
        </draw:frame>
        <draw:frame draw:style-name="gr6" draw:text-style-name="P7" draw:layer="layout" svg:width="0.422cm" svg:height="0.496cm" svg:x="4.456cm" svg:y="12.061cm">
          <draw:text-box>
            <text:p text:style-name="P3"><text:span text:style-name="T11">Si</text:span></text:p>
          </draw:text-box>
        </draw:frame>
        <draw:frame draw:style-name="gr6" draw:text-style-name="P7" draw:layer="layout" svg:width="2.839cm" svg:height="0.471cm" svg:x="4.87cm" svg:y="12.072cm">
          <draw:text-box>
            <text:p text:style-name="P3"><text:span text:style-name="T4"><text:s/></text:span><text:span text:style-name="T4">e os operadores </text:span></text:p>
          </draw:text-box>
        </draw:frame>
        <draw:frame draw:style-name="gr6" draw:text-style-name="P7" draw:layer="layout" svg:width="1.446cm" svg:height="0.496cm" svg:x="7.715cm" svg:y="12.061cm">
          <draw:text-box>
            <text:p text:style-name="P3"><text:span text:style-name="T11">lóxicos</text:span></text:p>
          </draw:text-box>
        </draw:frame>
        <draw:frame draw:style-name="gr6" draw:text-style-name="P7" draw:layer="layout" svg:width="0.422cm" svg:height="0.471cm" svg:x="9.165cm" svg:y="12.072cm">
          <draw:text-box>
            <text:p text:style-name="P3"><text:span text:style-name="T4">).</text:span></text:p>
          </draw:text-box>
        </draw:frame>
        <draw:frame draw:style-name="gr7" draw:text-style-name="P8" draw:layer="layout" svg:width="4.447cm" svg:height="0.399cm" svg:x="2.235cm" svg:y="12.979cm">
          <draw:text-box>
            <text:p text:style-name="P3"><text:span text:style-name="T12">Algoritmo NumeroMenor</text:span></text:p>
          </draw:text-box>
        </draw:frame>
        <draw:frame draw:style-name="gr7" draw:text-style-name="P8" draw:layer="layout" svg:width="7.199cm" svg:height="0.399cm" svg:x="3.376cm" svg:y="13.447cm">
          <draw:text-box>
            <text:p text:style-name="P3"><text:span text:style-name="T12">Escribir “Introduce tres números”;</text:span></text:p>
          </draw:text-box>
        </draw:frame>
        <draw:frame draw:style-name="gr8" draw:text-style-name="P9" draw:layer="layout" svg:width="3.124cm" svg:height="0.797cm" svg:x="3.376cm" svg:y="13.847cm">
          <draw:text-box>
            <text:p text:style-name="P3"><text:span text:style-name="T12">Leer numero1;</text:span></text:p>
          </draw:text-box>
        </draw:frame>
        <draw:frame draw:style-name="gr9" draw:text-style-name="P9" draw:layer="layout" svg:width="2.754cm" svg:height="0.797cm" svg:x="3.376cm" svg:y="14.248cm">
          <draw:text-box>
            <text:p text:style-name="P3"><text:span text:style-name="T12">Leer numero2;</text:span></text:p>
          </draw:text-box>
        </draw:frame>
        <draw:frame draw:style-name="gr9" draw:text-style-name="P9" draw:layer="layout" svg:width="2.754cm" svg:height="0.797cm" svg:x="3.376cm" svg:y="14.648cm">
          <draw:text-box>
            <text:p text:style-name="P3"><text:span text:style-name="T12">Leer numero3;</text:span></text:p>
          </draw:text-box>
        </draw:frame>
        <draw:frame draw:style-name="gr7" draw:text-style-name="P8" draw:layer="layout" svg:width="8.68cm" svg:height="0.399cm" svg:x="3.376cm" svg:y="15.048cm">
          <draw:text-box>
            <text:p text:style-name="P3"><text:span text:style-name="T13">Si numero1 &gt; numero2 &amp;&amp; numero2 &gt; numero3</text:span></text:p>
          </draw:text-box>
        </draw:frame>
        <draw:frame draw:style-name="gr10" draw:text-style-name="P9" draw:layer="layout" svg:width="9.315cm" svg:height="0.797cm" svg:x="3.896cm" svg:y="15.449cm">
          <draw:text-box>
            <text:p text:style-name="P3"><text:span text:style-name="T12">Escribir “El número” numero3 “es el menor.”;</text:span></text:p>
          </draw:text-box>
        </draw:frame>
        <draw:frame draw:style-name="gr7" draw:text-style-name="P8" draw:layer="layout" svg:width="1.06cm" svg:height="0.399cm" svg:x="3.376cm" svg:y="15.849cm">
          <draw:text-box>
            <text:p text:style-name="P3"><text:span text:style-name="T12">FinSi</text:span></text:p>
          </draw:text-box>
        </draw:frame>
        <draw:frame draw:style-name="gr7" draw:text-style-name="P8" draw:layer="layout" svg:width="8.68cm" svg:height="0.399cm" svg:x="3.376cm" svg:y="16.25cm">
          <draw:text-box>
            <text:p text:style-name="P3"><text:span text:style-name="T13">Si numero1 &gt; numero3 &amp;&amp; numero3 &gt; numero2</text:span></text:p>
          </draw:text-box>
        </draw:frame>
        <draw:frame draw:style-name="gr10" draw:text-style-name="P9" draw:layer="layout" svg:width="9.315cm" svg:height="0.797cm" svg:x="3.896cm" svg:y="16.65cm">
          <draw:text-box>
            <text:p text:style-name="P3"><text:span text:style-name="T12">Escribir “El número” numero2 “es el menor.”;</text:span></text:p>
          </draw:text-box>
        </draw:frame>
        <draw:frame draw:style-name="gr7" draw:text-style-name="P8" draw:layer="layout" svg:width="1.06cm" svg:height="0.399cm" svg:x="3.376cm" svg:y="17.05cm">
          <draw:text-box>
            <text:p text:style-name="P3"><text:span text:style-name="T12">FinSi</text:span></text:p>
          </draw:text-box>
        </draw:frame>
        <draw:frame draw:style-name="gr7" draw:text-style-name="P8" draw:layer="layout" svg:width="8.892cm" svg:height="0.399cm" svg:x="3.376cm" svg:y="17.451cm">
          <draw:text-box>
            <text:p text:style-name="P3"><text:span text:style-name="T13">Si numero2 &gt; numero3 &amp;&amp; numero3 &gt; numero1</text:span><text:span text:style-name="T12"> </text:span></text:p>
          </draw:text-box>
        </draw:frame>
        <draw:frame draw:style-name="gr7" draw:text-style-name="P8" draw:layer="layout" svg:width="9.315cm" svg:height="0.399cm" svg:x="3.896cm" svg:y="17.851cm">
          <draw:text-box>
            <text:p text:style-name="P3"><text:span text:style-name="T12">Escribir “El número” numero1 “es el menor.”;</text:span></text:p>
          </draw:text-box>
        </draw:frame>
        <draw:frame draw:style-name="gr7" draw:text-style-name="P8" draw:layer="layout" svg:width="1.06cm" svg:height="0.399cm" svg:x="3.25cm" svg:y="18.25cm">
          <draw:text-box>
            <text:p text:style-name="P3"><text:span text:style-name="T12">FinSi</text:span></text:p>
          </draw:text-box>
        </draw:frame>
        <draw:frame draw:style-name="gr7" draw:text-style-name="P8" draw:layer="layout" svg:width="2.542cm" svg:height="0.399cm" svg:x="2.235cm" svg:y="18.585cm">
          <draw:text-box>
            <text:p text:style-name="P3"><text:span text:style-name="T12">FinAlgoritmo</text:span></text:p>
          </draw:text-box>
        </draw:frame>
        <draw:frame draw:style-name="gr4" draw:text-style-name="P5" draw:layer="layout" svg:width="0.387cm" svg:height="0.39cm" svg:x="18.844cm" svg:y="27.589cm">
          <draw:text-box>
            <text:p text:style-name="P3"><text:span text:style-name="T14">1</text:span></text:p>
          </draw:text-box>
        </draw:frame>
        <draw:frame draw:style-name="gr7" draw:text-style-name="P8" draw:layer="layout" svg:width="0.522cm" svg:height="0.352cm" svg:x="19.041cm" svg:y="27.615cm">
          <draw:text-box>
            <text:p text:style-name="P3"><text:span text:style-name="T15"><text:s/></text:span><text:span text:style-name="T15">de </text:span></text:p>
          </draw:text-box>
        </draw:frame>
        <draw:line draw:style-name="gr11" draw:text-style-name="P2" draw:layer="layout" svg:x1="19.753cm" svg:y1="3.418cm" svg:x2="2.25cm" svg:y2="3.418cm">
          <text:p/>
        </draw:line>
        <draw:line draw:style-name="gr11" draw:text-style-name="P2" draw:layer="layout" svg:x1="19.753cm" svg:y1="3.418cm" svg:x2="2.25cm" svg:y2="3.418cm">
          <text:p/>
        </draw:line>
        <draw:frame draw:style-name="gr4" draw:text-style-name="P5" draw:layer="layout" svg:width="0.387cm" svg:height="0.39cm" svg:x="19.562cm" svg:y="27.589cm">
          <draw:text-box>
            <text:p text:style-name="P3"><text:span text:style-name="T14">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1.733cm" svg:x="0.01cm" svg:y="0cm" svg:viewBox="0 0 20991 1734" draw:points="0,1734 20991,1734 20991,0 0,0">
          <text:p/>
        </draw:polygon>
        <draw:polygon draw:style-name="gr1" draw:text-style-name="P1" draw:layer="layout" svg:width="20.99cm" svg:height="1.733cm" svg:x="0.01cm" svg:y="0cm" svg:viewBox="0 0 20991 1734" draw:points="0,1734 20991,1734 20991,0 0,0">
          <text:p/>
        </draw:polygon>
        <draw:line draw:style-name="gr2" draw:text-style-name="P2" draw:layer="layout" svg:x1="0.001cm" svg:y1="0.008cm" svg:x2="21.009cm" svg:y2="0.008cm">
          <text:p/>
        </draw:line>
        <draw:line draw:style-name="gr2" draw:text-style-name="P2" draw:layer="layout" svg:x1="0.001cm" svg:y1="1.744cm" svg:x2="21.009cm" svg:y2="1.744cm">
          <text:p/>
        </draw:line>
        <draw:line draw:style-name="gr2" draw:text-style-name="P2" draw:layer="layout" svg:x1="0.01cm" svg:y1="0cm" svg:x2="0.01cm" svg:y2="1.753cm">
          <text:p/>
        </draw:line>
        <draw:line draw:style-name="gr2" draw:text-style-name="P2" draw:layer="layout" svg:x1="21cm" svg:y1="0cm" svg:x2="21cm" svg:y2="1.753cm">
          <text:p/>
        </draw:line>
        <draw:frame draw:style-name="gr3" draw:text-style-name="P4" draw:layer="layout" svg:width="10.518cm" svg:height="0.848cm" svg:x="1.012cm" svg:y="0.545cm">
          <draw:text-box>
            <text:p text:style-name="P3"><text:span text:style-name="T1">Desenvolvemento de software</text:span></text:p>
          </draw:text-box>
        </draw:frame>
        <draw:frame draw:style-name="gr6" draw:text-style-name="P7" draw:layer="layout" svg:width="16.957cm" svg:height="0.471cm" svg:x="2.374cm" svg:y="2.244cm">
          <draw:text-box>
            <text:p text:style-name="P3"><text:span text:style-name="T4">2. O profesor de DS desexa saber que porcentaxe de mozos e que porcentaxe de mozas hai no curso </text:span></text:p>
          </draw:text-box>
        </draw:frame>
        <draw:frame draw:style-name="gr6" draw:text-style-name="P7" draw:layer="layout" svg:width="10.924cm" svg:height="0.471cm" svg:x="3.004cm" svg:y="2.731cm">
          <draw:text-box>
            <text:p text:style-name="P3"><text:span text:style-name="T4">actual. Deseñar o organigrama e o algoritmo para este propósito.</text:span></text:p>
          </draw:text-box>
        </draw:frame>
        <draw:frame draw:style-name="gr7" draw:text-style-name="P8" draw:layer="layout" svg:width="4.447cm" svg:height="0.399cm" svg:x="2.374cm" svg:y="4.534cm">
          <draw:text-box>
            <text:p text:style-name="P3"><text:span text:style-name="T12">Algoritmo MozosMozas;</text:span></text:p>
          </draw:text-box>
        </draw:frame>
        <draw:frame draw:style-name="gr7" draw:text-style-name="P8" draw:layer="layout" svg:width="13.337cm" svg:height="0.399cm" svg:x="3cm" svg:y="5.5cm">
          <draw:text-box>
            <text:p text:style-name="P3"><text:span text:style-name="T12">Escribir “Inserta el número de mozos e mozas do curso actual.”;</text:span></text:p>
          </draw:text-box>
        </draw:frame>
        <draw:frame draw:style-name="gr7" draw:text-style-name="P8" draw:layer="layout" svg:width="3.6cm" svg:height="0.399cm" svg:x="3.14cm" svg:y="6.25cm">
          <draw:text-box>
            <text:p text:style-name="P3"><text:span text:style-name="T12">Leer numeroMozos;</text:span></text:p>
          </draw:text-box>
        </draw:frame>
        <draw:frame draw:style-name="gr7" draw:text-style-name="P8" draw:layer="layout" svg:width="3.6cm" svg:height="0.399cm" svg:x="3.14cm" svg:y="7.074cm">
          <draw:text-box>
            <text:p text:style-name="P3"><text:span text:style-name="T12">Leer numeroMozas;</text:span></text:p>
          </draw:text-box>
        </draw:frame>
        <draw:frame draw:style-name="gr7" draw:text-style-name="P8" draw:layer="layout" svg:width="16.3cm" svg:height="0.399cm" svg:x="3.14cm" svg:y="7.898cm">
          <draw:text-box>
            <text:p text:style-name="P3"><text:span text:style-name="T12">Calcular porcentajeMozos = (numeroMozos / (numeroMozos + numeroMozas)) * 100;</text:span></text:p>
          </draw:text-box>
        </draw:frame>
        <draw:frame draw:style-name="gr7" draw:text-style-name="P8" draw:layer="layout" svg:width="16.3cm" svg:height="0.399cm" svg:x="3.14cm" svg:y="8.722cm">
          <draw:text-box>
            <text:p text:style-name="P3"><text:span text:style-name="T12">Calcular porcentajeMozas = (numeroMozas / (numeroMozos + numeroMozas)) * 100;</text:span></text:p>
          </draw:text-box>
        </draw:frame>
        <draw:frame draw:style-name="gr7" draw:text-style-name="P8" draw:layer="layout" svg:width="17.359cm" svg:height="0.399cm" svg:x="3.14cm" svg:y="9.545cm">
          <draw:text-box>
            <text:p text:style-name="P3"><text:span text:style-name="T12">Escribir “El porcentaje total de mozos en el curso es de” + numeroMozos + “, y el </text:span></text:p>
          </draw:text-box>
        </draw:frame>
        <draw:frame draw:style-name="gr7" draw:text-style-name="P8" draw:layer="layout" svg:width="9.739cm" svg:height="0.399cm" svg:x="3.261cm" svg:y="10cm">
          <draw:text-box>
            <text:p text:style-name="P3"><text:span text:style-name="T12">porcentaje de mozas es de” + porcentajeMozas.”</text:span></text:p>
          </draw:text-box>
        </draw:frame>
        <draw:frame draw:style-name="gr4" draw:text-style-name="P5" draw:layer="layout" svg:width="0.387cm" svg:height="0.39cm" svg:x="18.844cm" svg:y="27.589cm">
          <draw:text-box>
            <text:p text:style-name="P3"><text:span text:style-name="T14">2</text:span></text:p>
          </draw:text-box>
        </draw:frame>
        <draw:frame draw:style-name="gr7" draw:text-style-name="P8" draw:layer="layout" svg:width="0.522cm" svg:height="0.352cm" svg:x="19.041cm" svg:y="27.615cm">
          <draw:text-box>
            <text:p text:style-name="P3"><text:span text:style-name="T15"><text:s/></text:span><text:span text:style-name="T15">de </text:span></text:p>
          </draw:text-box>
        </draw:frame>
        <draw:frame draw:style-name="gr4" draw:text-style-name="P5" draw:layer="layout" svg:width="0.387cm" svg:height="0.39cm" svg:x="19.562cm" svg:y="27.589cm">
          <draw:text-box>
            <text:p text:style-name="P3"><text:span text:style-name="T14">2</text:span></text:p>
          </draw:text-box>
        </draw:frame>
        <draw:custom-shape draw:style-name="gr12" draw:text-style-name="P10" draw:layer="layout" svg:width="5cm" svg:height="0.75cm" svg:x="7.75cm" svg:y="11cm">
          <text:p text:style-name="P10"><text:span text:style-name="T16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3" draw:text-style-name="P11" draw:layer="layout" svg:x1="10.25cm" svg:y1="11.75cm" svg:x2="10.25cm" svg:y2="12.75cm">
          <text:p/>
        </draw:line>
        <draw:custom-shape draw:style-name="gr14" draw:text-style-name="P12" draw:layer="layout" svg:width="7.75cm" svg:height="1.75cm" svg:x="6.5cm" svg:y="12.75cm">
          <text:p text:style-name="P10"><text:span text:style-name="T17">Escribir “Inserta o </text:span></text:p>
          <text:p text:style-name="P10"><text:span text:style-name="T17">número </text:span></text:p>
          <text:p text:style-name="P10"><text:span text:style-name="T17">de mozos e mozas </text:span></text:p>
          <text:p text:style-name="P10"><text:span text:style-name="T17">do curso actual.”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0" draw:layer="layout" svg:width="6.5cm" svg:height="1cm" svg:x="7cm" svg:y="15.5cm">
          <text:p text:style-name="P10"><text:span text:style-name="T17">Leer numeroMoz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1" draw:layer="layout" svg:x1="10.5cm" svg:y1="14.5cm" svg:x2="10.5cm" svg:y2="15.5cm">
          <text:p/>
        </draw:line>
        <draw:custom-shape draw:style-name="gr15" draw:text-style-name="P10" draw:layer="layout" svg:width="6.5cm" svg:height="1cm" svg:x="7cm" svg:y="17.5cm">
          <text:p text:style-name="P10"><text:span text:style-name="T17">Leer numeroMoza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1" draw:layer="layout" svg:x1="10.5cm" svg:y1="16.5cm" svg:x2="10.5cm" svg:y2="17.5cm">
          <text:p/>
        </draw:line>
        <draw:custom-shape draw:style-name="gr17" draw:text-style-name="P10" draw:layer="layout" svg:width="11.25cm" svg:height="1.25cm" svg:x="4.75cm" svg:y="19.75cm">
          <text:p text:style-name="P13"><text:span text:style-name="T18">Calcular </text:span></text:p>
          <text:p text:style-name="P13"><text:span text:style-name="T18">porcentajeMozos = </text:span></text:p>
          <text:p text:style-name="P13"><text:span text:style-name="T18">(numeroMozos / (numeroMozos + numeroMozas)) * 100;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0.25cm" svg:y1="18.5cm" svg:x2="10.25cm" svg:y2="19.75cm">
          <text:p/>
        </draw:line>
        <draw:custom-shape draw:style-name="gr19" draw:text-style-name="P10" draw:layer="layout" svg:width="11.25cm" svg:height="1.313cm" svg:x="4.75cm" svg:y="21.937cm">
          <text:p text:style-name="P13"><text:span text:style-name="T18">Calcular </text:span></text:p>
          <text:p text:style-name="P13"><text:span text:style-name="T18">porcentajeMozas = </text:span></text:p>
          <text:p text:style-name="P13"><text:span text:style-name="T18">(numeroMozas / (numeroMozos + numeroMozas)) * 100;</text:span>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10.25cm" svg:y1="21cm" svg:x2="10.25cm" svg:y2="21.938cm">
          <text:p/>
        </draw:line>
        <draw:line draw:style-name="gr20" draw:text-style-name="P11" draw:layer="layout" svg:x1="10.25cm" svg:y1="23.25cm" svg:x2="10.25cm" svg:y2="24.5cm">
          <text:p/>
        </draw:line>
        <draw:custom-shape draw:style-name="gr21" draw:text-style-name="P14" draw:layer="layout" svg:width="17.5cm" svg:height="1.75cm" svg:x="1.5cm" svg:y="24.5cm">
          <text:p text:style-name="P3"><text:span text:style-name="T19">Escribir “El porcentaje total de mozos en el curso es de” + numeroMozos + “, y el </text:span></text:p>
          <text:p text:style-name="P3"><text:span text:style-name="T19">porcentaje de mozas es de” + porcentajeMozas.”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16" draw:layer="layout" svg:width="4.75cm" svg:height="0.446cm" svg:x="2.5cm" svg:y="10.5cm">
          <draw:text-box>
            <text:p text:style-name="P15"><text:span text:style-name="T20">FinAlgoritmo</text:span></text:p>
          </draw:text-box>
        </draw:frame>
        <draw:custom-shape draw:style-name="gr12" draw:text-style-name="P10" draw:layer="layout" svg:width="5cm" svg:height="0.75cm" svg:x="7.75cm" svg:y="27.5cm">
          <text:p text:style-name="P10"><text:span text:style-name="T16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3" draw:text-style-name="P11" draw:layer="layout" svg:x1="10.25cm" svg:y1="26.25cm" svg:x2="10.25cm" svg:y2="27.45cm">
          <text:p/>
        </draw:line>
      </draw:page>
      <draw:page draw:name="page3" draw:style-name="dp1" draw:master-page-name="master-page3">
        <draw:frame draw:style-name="gr6" draw:text-style-name="P7" draw:layer="layout" svg:width="16.766cm" svg:height="0.471cm" svg:x="1cm" svg:y="0.546cm">
          <draw:text-box>
            <text:p text:style-name="P3"><text:span text:style-name="T4">3. Realizar un algoritmo que dado un número enteiro, visualice en pantalla si é par ou impar. Se se </text:span></text:p>
          </draw:text-box>
        </draw:frame>
        <draw:frame draw:style-name="gr6" draw:text-style-name="P7" draw:layer="layout" svg:width="9.252cm" svg:height="0.471cm" svg:x="1.63cm" svg:y="1.033cm">
          <draw:text-box>
            <text:p text:style-name="P3"><text:span text:style-name="T4">teclea un cero, volverase a pedir o número por teclado.</text:span></text:p>
          </draw:text-box>
        </draw:frame>
        <draw:frame draw:style-name="gr7" draw:text-style-name="P8" draw:layer="layout" svg:width="3.812cm" svg:height="0.399cm" svg:x="2.016cm" svg:y="2.046cm">
          <draw:text-box>
            <text:p text:style-name="P3"><text:span text:style-name="T12">Algoritmo ParImpar</text:span></text:p>
          </draw:text-box>
        </draw:frame>
        <draw:frame draw:style-name="gr7" draw:text-style-name="P8" draw:layer="layout" svg:width="8.257cm" svg:height="0.399cm" svg:x="2.016cm" svg:y="2.446cm">
          <draw:text-box>
            <text:p text:style-name="P3"><text:span text:style-name="T12">Escribir “Introduce un número entero.”;</text:span></text:p>
          </draw:text-box>
        </draw:frame>
        <draw:frame draw:style-name="gr7" draw:text-style-name="P8" draw:layer="layout" svg:width="2.542cm" svg:height="0.399cm" svg:x="2.016cm" svg:y="2.847cm">
          <draw:text-box>
            <text:p text:style-name="P3"><text:span text:style-name="T12">Leer numero;</text:span></text:p>
          </draw:text-box>
        </draw:frame>
        <draw:frame draw:style-name="gr7" draw:text-style-name="P8" draw:layer="layout" svg:width="5.294cm" svg:height="0.399cm" svg:x="2.016cm" svg:y="3.247cm">
          <draw:text-box>
            <text:p text:style-name="P3"><text:span text:style-name="T12">Mientras numero = 0 hacer</text:span></text:p>
          </draw:text-box>
        </draw:frame>
        <draw:frame draw:style-name="gr7" draw:text-style-name="P8" draw:layer="layout" svg:width="8.045cm" svg:height="0.399cm" svg:x="2.536cm" svg:y="3.648cm">
          <draw:text-box>
            <text:p text:style-name="P3"><text:span text:style-name="T12">Escribir “Introduce un número entero”;</text:span></text:p>
          </draw:text-box>
        </draw:frame>
        <draw:frame draw:style-name="gr7" draw:text-style-name="P8" draw:layer="layout" svg:width="2.542cm" svg:height="0.399cm" svg:x="2.536cm" svg:y="4.048cm">
          <draw:text-box>
            <text:p text:style-name="P3"><text:span text:style-name="T12">Leer numero;</text:span></text:p>
          </draw:text-box>
        </draw:frame>
        <draw:frame draw:style-name="gr7" draw:text-style-name="P8" draw:layer="layout" svg:width="2.542cm" svg:height="0.399cm" svg:x="2.016cm" svg:y="4.448cm">
          <draw:text-box>
            <text:p text:style-name="P3"><text:span text:style-name="T12">Fin mientras</text:span></text:p>
          </draw:text-box>
        </draw:frame>
        <draw:frame draw:style-name="gr7" draw:text-style-name="P8" draw:layer="layout" svg:width="4.024cm" svg:height="0.399cm" svg:x="2.016cm" svg:y="4.849cm">
          <draw:text-box>
            <text:p text:style-name="P3"><text:span text:style-name="T12">Si (Numero % 2 = 0)</text:span></text:p>
          </draw:text-box>
        </draw:frame>
        <draw:frame draw:style-name="gr23" draw:text-style-name="P9" draw:layer="layout" svg:width="6.484cm" svg:height="0.797cm" svg:x="2.016cm" svg:y="5.249cm">
          <draw:text-box>
            <text:p text:style-name="P3"><text:span text:style-name="T12">Escribir “El número es par.”;</text:span></text:p>
          </draw:text-box>
        </draw:frame>
        <draw:frame draw:style-name="gr7" draw:text-style-name="P8" draw:layer="layout" svg:width="1.06cm" svg:height="0.399cm" svg:x="2.016cm" svg:y="5.65cm">
          <draw:text-box>
            <text:p text:style-name="P3"><text:span text:style-name="T12">Si no</text:span></text:p>
          </draw:text-box>
        </draw:frame>
        <draw:frame draw:style-name="gr7" draw:text-style-name="P8" draw:layer="layout" svg:width="6.564cm" svg:height="0.399cm" svg:x="2.016cm" svg:y="6.05cm">
          <draw:text-box>
            <text:p text:style-name="P3"><text:span text:style-name="T12">Escribir “El número es impar.”;</text:span></text:p>
          </draw:text-box>
        </draw:frame>
        <draw:frame draw:style-name="gr7" draw:text-style-name="P8" draw:layer="layout" svg:width="1.06cm" svg:height="0.399cm" svg:x="2.016cm" svg:y="6.45cm">
          <draw:text-box>
            <text:p text:style-name="P3"><text:span text:style-name="T12">FinSi</text:span></text:p>
          </draw:text-box>
        </draw:frame>
        <draw:frame draw:style-name="gr7" draw:text-style-name="P8" draw:layer="layout" svg:width="2.542cm" svg:height="0.399cm" svg:x="2.016cm" svg:y="6.851cm">
          <draw:text-box>
            <text:p text:style-name="P3"><text:span text:style-name="T12">FinAlgoritm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Bodoni MT Black" svg:font-family="'Bodoni MT Black'"/>
    <style:font-face style:name="Bodoni MT Black1" svg:font-family="'Bodoni MT Black'" style:font-pitch="variable"/>
    <style:font-face style:name="Calibri" svg:font-family="Calibri"/>
    <style:font-face style:name="Calibri1" svg:font-family="Calibri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2T21:03:50.113000000</dc:date>
    <meta:editing-duration>PT14S</meta:editing-duration>
    <meta:editing-cycles>1</meta:editing-cycles>
    <meta:document-statistic meta:object-count="102"/>
    <meta:generator>LibreOffice/7.5.5.2$Windows_X86_64 LibreOffice_project/ca8fe7424262805f223b9a2334bc7181abbcbf5e</meta:generator>
  </office:meta>
</office:document-meta>
</file>